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Courier 10 Pitch" svg:font-family="'Courier 10 Pitch'" style:font-pitch="fixed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6.986cm" table:align="left"/>
    </style:style>
    <style:style style:name="Tabella1.A" style:family="table-column">
      <style:table-column-properties style:column-width="1.503cm"/>
    </style:style>
    <style:style style:name="Tabella1.B" style:family="table-column">
      <style:table-column-properties style:column-width="7.512cm"/>
    </style:style>
    <style:style style:name="Tabella1.C" style:family="table-column">
      <style:table-column-properties style:column-width="0.981cm"/>
    </style:style>
    <style:style style:name="Tabella1.D" style:family="table-column">
      <style:table-column-properties style:column-width="1.012cm"/>
    </style:style>
    <style:style style:name="Tabella1.E" style:family="table-column">
      <style:table-column-properties style:column-width="0.49cm"/>
    </style:style>
    <style:style style:name="Tabella1.F" style:family="table-column">
      <style:table-column-properties style:column-width="0.914cm"/>
    </style:style>
    <style:style style:name="Tabella1.G" style:family="table-column">
      <style:table-column-properties style:column-width="0.783cm"/>
    </style:style>
    <style:style style:name="Tabella1.I" style:family="table-column">
      <style:table-column-properties style:column-width="0.393cm"/>
    </style:style>
    <style:style style:name="Tabella1.J" style:family="table-column">
      <style:table-column-properties style:column-width="1.894cm"/>
    </style:style>
    <style:style style:name="Tabella1.A1" style:family="table-cell">
      <style:table-cell-properties fo:background-color="#ff9900" fo:padding="0.097cm" fo:border-left="none" fo:border-right="none" fo:border-top="none" fo:border-bottom="0.05pt solid #000000">
        <style:background-image/>
      </style:table-cell-properties>
    </style:style>
    <style:style style:name="Tabella1.A2" style:family="table-cell">
      <style:table-cell-properties fo:background-color="#dddddd" fo:padding="0.049cm" fo:border-left="0.05pt solid #000000" fo:border-right="none" fo:border-top="none" fo:border-bottom="0.05pt solid #000000">
        <style:background-image/>
      </style:table-cell-properties>
    </style:style>
    <style:style style:name="Tabella1.J2" style:family="table-cell">
      <style:table-cell-properties fo:background-color="#dddddd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la1.A3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4" style:family="table-cell">
      <style:table-cell-properties fo:padding="0.049cm" fo:border-left="0.05pt solid #000000" fo:border-right="none" fo:border-top="none" fo:border-bottom="0.05pt solid #000000"/>
    </style:style>
    <style:style style:name="Tabella1.E4" style:family="table-cell">
      <style:table-cell-properties fo:padding="0.049cm" fo:border-left="0.05pt solid #000000" fo:border-right="none" fo:border-top="none" fo:border-bottom="0.05pt solid #000000"/>
    </style:style>
    <style:style style:name="Tabella1.G4" style:family="table-cell">
      <style:table-cell-properties fo:padding="0.049cm" fo:border-left="0.05pt solid #000000" fo:border-right="none" fo:border-top="none" fo:border-bottom="0.05pt solid #000000"/>
    </style:style>
    <style:style style:name="Tabella1.H4" style:family="table-cell">
      <style:table-cell-properties fo:padding="0.049cm" fo:border-left="0.05pt solid #000000" fo:border-right="none" fo:border-top="none" fo:border-bottom="0.05pt solid #000000"/>
    </style:style>
    <style:style style:name="Tabella1.J4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5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6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7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8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9" style:family="table-row">
      <style:table-row-properties style:row-height="0.3cm"/>
    </style:style>
    <style:style style:name="Tabella1.A9" style:family="table-cell">
      <style:table-cell-properties fo:background-color="transparent" fo:padding="0cm" fo:border="none">
        <style:background-image/>
      </style:table-cell-properties>
    </style:style>
    <style:style style:name="Tabella1.A10" style:family="table-cell">
      <style:table-cell-properties fo:background-color="transparent" fo:padding="0.049cm" fo:border-left="none" fo:border-right="none" fo:border-top="none" fo:border-bottom="0.05pt solid #000000">
        <style:background-image/>
      </style:table-cell-properties>
    </style:style>
    <style:style style:name="Tabella1.A11" style:family="table-cell">
      <style:table-cell-properties fo:background-color="#dddddd" fo:padding="0.049cm" fo:border-left="0.05pt solid #000000" fo:border-right="none" fo:border-top="0.05pt solid #000000" fo:border-bottom="0.05pt solid #000000">
        <style:background-image/>
      </style:table-cell-properties>
    </style:style>
    <style:style style:name="Tabella1.I11" style:family="table-cell">
      <style:table-cell-properties fo:background-color="#dddddd" fo:padding="0.049cm" fo:border="0.05pt solid #000000">
        <style:background-image/>
      </style:table-cell-properties>
    </style:style>
    <style:style style:name="Tabella1.A12" style:family="table-cell">
      <style:table-cell-properties fo:padding="0.049cm" fo:border="0.05pt solid #000000"/>
    </style:style>
    <style:style style:name="Tabella1.A13" style:family="table-cell">
      <style:table-cell-properties fo:padding="0.049cm" fo:border-left="0.05pt solid #000000" fo:border-right="none" fo:border-top="none" fo:border-bottom="0.05pt solid #000000"/>
    </style:style>
    <style:style style:name="Tabella1.C13" style:family="table-cell">
      <style:table-cell-properties fo:padding="0.049cm" fo:border-left="0.05pt solid #000000" fo:border-right="none" fo:border-top="none" fo:border-bottom="0.05pt solid #000000"/>
    </style:style>
    <style:style style:name="Tabella1.I13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14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15" style:family="table-cell">
      <style:table-cell-properties fo:padding="0cm" fo:border="none"/>
    </style:style>
    <style:style style:name="Tabella1.A19" style:family="table-cell">
      <style:table-cell-properties fo:padding="0.049cm" fo:border="0.05pt solid #000000"/>
    </style:style>
    <style:style style:name="Tabella1.A20" style:family="table-cell">
      <style:table-cell-properties fo:padding="0.049cm" fo:border-left="0.05pt solid #000000" fo:border-right="none" fo:border-top="none" fo:border-bottom="0.05pt solid #000000"/>
    </style:style>
    <style:style style:name="Tabella1.C20" style:family="table-cell">
      <style:table-cell-properties fo:padding="0.049cm" fo:border-left="0.05pt solid #000000" fo:border-right="none" fo:border-top="none" fo:border-bottom="0.05pt solid #000000"/>
    </style:style>
    <style:style style:name="Tabella1.I20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21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22" style:family="table-cell">
      <style:table-cell-properties fo:padding="0cm" fo:border="none"/>
    </style:style>
    <style:style style:name="Tabella1.23" style:family="table-row">
      <style:table-row-properties style:min-row-height="0.011cm"/>
    </style:style>
    <style:style style:name="Tabella1.A23" style:family="table-cell">
      <style:table-cell-properties fo:padding="0.049cm" fo:border-left="none" fo:border-right="none" fo:border-top="none" fo:border-bottom="0.05pt solid #000000"/>
    </style:style>
    <style:style style:name="Tabella1.A24" style:family="table-cell">
      <style:table-cell-properties style:vertical-align="middle" fo:background-color="#dddddd" fo:padding="0.049cm" fo:border-left="0.05pt solid #000000" fo:border-right="none" fo:border-top="0.05pt solid #000000" fo:border-bottom="0.05pt solid #000000">
        <style:background-image/>
      </style:table-cell-properties>
    </style:style>
    <style:style style:name="Tabella1.B24" style:family="table-cell">
      <style:table-cell-properties fo:padding="0.049cm" fo:border-left="0.05pt solid #000000" fo:border-right="none" fo:border-top="0.05pt solid #000000" fo:border-bottom="0.05pt solid #000000"/>
    </style:style>
    <style:style style:name="Tabella1.F24" style:family="table-cell">
      <style:table-cell-properties fo:background-color="#ffff99" fo:padding="0.049cm" fo:border="0.05pt solid #000000">
        <style:background-image/>
      </style:table-cell-properties>
    </style:style>
    <style:style style:name="Tabella1.A25" style:family="table-cell">
      <style:table-cell-properties style:vertical-align="middle" fo:background-color="#dddddd" fo:padding="0.049cm" fo:border-left="0.05pt solid #000000" fo:border-right="none" fo:border-top="none" fo:border-bottom="0.05pt solid #000000">
        <style:background-image/>
      </style:table-cell-properties>
    </style:style>
    <style:style style:name="Tabella1.B25" style:family="table-cell">
      <style:table-cell-properties fo:padding="0.049cm" fo:border-left="0.05pt solid #000000" fo:border-right="none" fo:border-top="none" fo:border-bottom="0.05pt solid #000000"/>
    </style:style>
    <style:style style:name="Tabella1.F25" style:family="table-cell">
      <style:table-cell-properties fo:background-color="#ffff99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Header">
      <style:paragraph-properties fo:text-align="start" style:justify-single-word="false">
        <style:tab-stops>
          <style:tab-stop style:position="14.406cm" style:type="center"/>
          <style:tab-stop style:position="24.209cm"/>
        </style:tab-stops>
      </style:paragraph-properties>
    </style:style>
    <style:style style:name="P2" style:family="paragraph" style:parent-style-name="Header">
      <style:paragraph-properties fo:text-align="start" style:justify-single-word="false">
        <style:tab-stops>
          <style:tab-stop style:position="14.406cm" style:type="center"/>
          <style:tab-stop style:position="24.209cm"/>
        </style:tab-stops>
      </style:paragraph-properties>
      <style:text-properties fo:color="#663300" fo:font-size="8pt" style:font-size-asian="8pt" style:font-size-complex="8pt"/>
    </style:style>
    <style:style style:name="P3" style:family="paragraph" style:parent-style-name="Text_20_body">
      <style:paragraph-properties fo:text-align="center" style:justify-single-word="false" style:shadow="none"/>
      <style:text-properties style:font-name="Courier 10 Pitch" fo:font-size="8pt" fo:font-style="normal" style:text-underline-style="none" fo:font-weight="bold" officeooo:rsid="00636a74" officeooo:paragraph-rsid="00636a74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4" style:family="paragraph" style:parent-style-name="Text_20_body">
      <style:paragraph-properties fo:text-align="center" style:justify-single-word="false" style:shadow="none"/>
      <style:text-properties style:font-name="Courier 10 Pitch" fo:font-size="8pt" fo:font-style="normal" style:text-underline-style="none" fo:font-weight="bold" officeooo:rsid="00cc08a0" officeooo:paragraph-rsid="00cc08a0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5" style:family="paragraph" style:parent-style-name="Text_20_body">
      <style:paragraph-properties fo:text-align="start" style:justify-single-word="false" style:shadow="none"/>
      <style:text-properties style:font-name="Courier 10 Pitch" fo:font-size="8pt" fo:font-style="normal" style:text-underline-style="none" fo:font-weight="normal" officeooo:rsid="005e4296" officeooo:paragraph-rsid="005e604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" style:family="paragraph" style:parent-style-name="Text_20_body">
      <style:paragraph-properties fo:text-align="start" style:justify-single-word="false" style:shadow="none"/>
      <style:text-properties style:font-name="Courier 10 Pitch" fo:font-size="9pt" fo:font-style="normal" style:text-underline-style="none" fo:font-weight="bold" officeooo:rsid="005e4296" officeooo:paragraph-rsid="0067e68f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7" style:family="paragraph" style:parent-style-name="Text_20_body">
      <style:paragraph-properties fo:text-align="start" style:justify-single-word="false" style:shadow="none"/>
      <style:text-properties style:font-name="Courier 10 Pitch" fo:font-size="9pt" fo:font-style="normal" style:text-underline-style="none" fo:font-weight="bold" officeooo:rsid="005e4296" officeooo:paragraph-rsid="00c0f4e6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8" style:family="paragraph" style:parent-style-name="Text_20_body">
      <style:paragraph-properties fo:text-align="start" style:justify-single-word="false" style:shadow="none"/>
      <style:text-properties style:font-name="Courier 10 Pitch" fo:font-size="9pt" fo:font-style="normal" style:text-underline-style="none" fo:font-weight="bold" officeooo:rsid="005e4296" officeooo:paragraph-rsid="00d0195f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9" style:family="paragraph" style:parent-style-name="Text_20_body">
      <style:paragraph-properties fo:text-align="end" style:justify-single-word="false" style:shadow="none"/>
      <style:text-properties style:font-name="Courier 10 Pitch" fo:font-size="9pt" fo:font-style="normal" style:text-underline-style="none" fo:font-weight="bold" officeooo:rsid="005e4296" officeooo:paragraph-rsid="006d7ff8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0" style:family="paragraph" style:parent-style-name="Text_20_body">
      <style:paragraph-properties fo:text-align="end" style:justify-single-word="false" style:shadow="none"/>
      <style:text-properties style:font-name="Courier 10 Pitch" fo:font-size="9pt" fo:font-style="normal" style:text-underline-style="none" fo:font-weight="bold" officeooo:paragraph-rsid="00b4099e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1" style:family="paragraph" style:parent-style-name="Text_20_body">
      <style:paragraph-properties fo:text-align="end" style:justify-single-word="false" style:shadow="none"/>
      <style:text-properties style:font-name="Courier 10 Pitch" fo:font-size="9pt" fo:font-style="normal" style:text-underline-style="none" fo:font-weight="normal" officeooo:paragraph-rsid="006710ef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2" style:family="paragraph" style:parent-style-name="Text_20_body">
      <style:paragraph-properties fo:text-align="end" style:justify-single-word="false" style:shadow="none"/>
      <style:text-properties style:font-name="Courier 10 Pitch" fo:font-size="9pt" fo:font-style="normal" style:text-underline-style="none" fo:font-weight="normal" officeooo:paragraph-rsid="008f5448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3" style:family="paragraph" style:parent-style-name="Text_20_body">
      <style:paragraph-properties fo:text-align="center" style:justify-single-word="false" style:shadow="none"/>
      <style:text-properties style:font-name="Courier 10 Pitch" fo:font-size="9pt" fo:font-style="normal" style:text-underline-style="none" fo:font-weight="normal" officeooo:paragraph-rsid="006710ef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4" style:family="paragraph" style:parent-style-name="Text_20_body">
      <style:paragraph-properties fo:text-align="start" style:justify-single-word="false" style:shadow="none"/>
      <style:text-properties style:font-name="Courier 10 Pitch" fo:font-size="9pt" fo:font-style="normal" style:text-underline-style="none" fo:font-weight="normal" officeooo:paragraph-rsid="00ce0381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5" style:family="paragraph" style:parent-style-name="Standard">
      <style:paragraph-properties style:shadow="none"/>
      <style:text-properties style:font-name="Courier 10 Pitch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6" style:family="paragraph" style:parent-style-name="Standard">
      <style:paragraph-properties fo:text-align="end" style:justify-single-word="false" style:shadow="none"/>
      <style:text-properties style:font-name="Courier 10 Pitch" fo:font-size="9pt" fo:font-style="normal" style:text-underline-style="none" fo:font-weight="bold" officeooo:rsid="001fc965" officeooo:paragraph-rsid="0067e68f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7" style:family="paragraph" style:parent-style-name="Standard">
      <style:paragraph-properties fo:text-align="start" style:justify-single-word="false" style:shadow="none"/>
      <style:text-properties style:font-name="Courier 10 Pitch" fo:font-size="9pt" fo:font-style="normal" style:text-underline-style="none" fo:font-weight="bold" officeooo:rsid="001fc965" officeooo:paragraph-rsid="00ca42d2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8" style:family="paragraph" style:parent-style-name="Standard">
      <style:paragraph-properties fo:text-align="start" style:justify-single-word="false" style:shadow="none"/>
      <style:text-properties style:font-name="Courier 10 Pitch" fo:font-size="9pt" fo:font-style="normal" style:text-underline-style="none" fo:font-weight="bold" officeooo:rsid="001fc965" officeooo:paragraph-rsid="00cae4ac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9" style:family="paragraph" style:parent-style-name="Standard">
      <style:paragraph-properties style:shadow="none"/>
      <style:text-properties fo:color="#800000" style:font-name="Courier 10 Pitch" fo:font-size="8pt" fo:font-style="normal" style:text-underline-style="none" fo:font-weight="bold" officeooo:rsid="00d0195f" officeooo:paragraph-rsid="00d1ad22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0" style:family="paragraph" style:parent-style-name="Text_20_body">
      <style:paragraph-properties fo:margin-left="0cm" fo:margin-right="0cm" fo:text-indent="0cm" style:auto-text-indent="false" style:shadow="non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1" style:family="paragraph" style:parent-style-name="Text_20_body">
      <style:paragraph-properties fo:margin-left="0cm" fo:margin-right="0cm" fo:text-indent="0cm" style:auto-text-indent="false" fo:break-before="page" style:shadow="non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2" style:family="paragraph" style:parent-style-name="Table_20_Contents">
      <style:text-properties style:font-name="Courier 10 Pitch" fo:font-size="10pt" officeooo:rsid="005e4296" officeooo:paragraph-rsid="005e4296" style:font-name-asian="SimSun" style:font-size-asian="10pt" style:font-name-complex="Tahoma" style:font-size-complex="10pt"/>
    </style:style>
    <style:style style:name="P23" style:family="paragraph" style:parent-style-name="Table_20_Contents">
      <style:paragraph-properties fo:text-align="center" style:justify-single-word="false"/>
      <style:text-properties style:font-name="Courier 10 Pitch" fo:font-size="10pt" officeooo:rsid="005e4296" officeooo:paragraph-rsid="005e4296" style:font-name-asian="SimSun" style:font-size-asian="10pt" style:font-name-complex="Tahoma" style:font-size-complex="10pt"/>
    </style:style>
    <style:style style:name="P24" style:family="paragraph" style:parent-style-name="Table_20_Contents">
      <style:paragraph-properties fo:text-align="center" style:justify-single-word="false"/>
      <style:text-properties style:font-name="Courier 10 Pitch" fo:font-size="10pt" officeooo:rsid="005e4296" officeooo:paragraph-rsid="006d7ff8" style:font-name-asian="SimSun" style:font-size-asian="10pt" style:font-name-complex="Tahoma" style:font-size-complex="10pt"/>
    </style:style>
    <style:style style:name="P25" style:family="paragraph" style:parent-style-name="Table_20_Contents">
      <style:paragraph-properties fo:text-align="center" style:justify-single-word="false"/>
      <style:text-properties style:font-name="Courier 10 Pitch" fo:font-size="10pt" officeooo:rsid="005e4296" officeooo:paragraph-rsid="00cfaf2c" style:font-name-asian="SimSun" style:font-size-asian="10pt" style:font-name-complex="Tahoma" style:font-size-complex="10pt"/>
    </style:style>
    <style:style style:name="P26" style:family="paragraph" style:parent-style-name="Table_20_Contents">
      <style:paragraph-properties fo:text-align="center" style:justify-single-word="false"/>
      <style:text-properties style:font-name="Courier 10 Pitch" fo:font-size="10pt" fo:font-weight="bold" officeooo:rsid="005e40a4" officeooo:paragraph-rsid="005e40a4" style:font-name-asian="SimSun" style:font-size-asian="10pt" style:font-weight-asian="bold" style:font-name-complex="Tahoma" style:font-size-complex="10pt" style:font-weight-complex="bold"/>
    </style:style>
    <style:style style:name="P27" style:family="paragraph" style:parent-style-name="Text_20_body">
      <style:paragraph-properties fo:margin-top="0cm" fo:margin-bottom="0cm" loext:contextual-spacing="false" fo:background-color="transparent" style:shadow="none">
        <style:tab-stops/>
        <style:background-image/>
      </style:paragraph-properties>
      <style:text-properties style:font-name="Verdana" fo:font-size="8pt" fo:font-style="normal" style:text-underline-style="none" fo:font-weight="bold" officeooo:paragraph-rsid="002ef4c8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8" style:family="paragraph" style:parent-style-name="Text_20_body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fo:color="#000000" style:font-name="Courier 10 Pitch" fo:font-size="10pt" fo:font-weight="normal" officeooo:paragraph-rsid="0080ff0e" style:font-name-asian="SimSun" style:font-size-asian="10pt" style:font-weight-asian="normal" style:font-name-complex="Tahoma" style:font-size-complex="10pt" style:font-weight-complex="normal"/>
    </style:style>
    <style:style style:name="P29" style:family="paragraph" style:parent-style-name="Text_20_body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fo:color="#000000" style:font-name="Courier 10 Pitch" fo:font-size="8pt" fo:font-style="italic" style:text-underline-style="none" fo:font-weight="normal" officeooo:rsid="0080ff0e" officeooo:paragraph-rsid="008a8179" style:font-name-asian="SimSun" style:font-size-asian="8pt" style:font-style-asian="italic" style:font-weight-asian="normal" style:font-name-complex="Tahoma" style:font-size-complex="8pt" style:font-style-complex="italic" style:font-weight-complex="normal"/>
    </style:style>
    <style:style style:name="P30" style:family="paragraph" style:parent-style-name="Text_20_body" style:master-page-name="">
      <style:paragraph-properties fo:margin-top="0cm" fo:margin-bottom="0cm" loext:contextual-spacing="false" style:page-number="auto" fo:background-color="transparent" style:shadow="none">
        <style:tab-stops/>
        <style:background-image/>
      </style:paragraph-properties>
      <style:text-properties style:font-name="Verdana" fo:font-size="8pt" fo:font-weight="normal" officeooo:paragraph-rsid="002ef4c8" style:font-name-asian="SimSun" style:font-size-asian="8pt" style:font-weight-asian="normal" style:font-name-complex="Tahoma" style:font-size-complex="8pt" style:font-weight-complex="normal"/>
    </style:style>
    <style:style style:name="T1" style:family="text">
      <style:text-properties fo:color="#579d1c"/>
    </style:style>
    <style:style style:name="T2" style:family="text">
      <style:text-properties fo:color="#579d1c" fo:font-size="8pt" style:font-size-asian="8pt" style:font-size-complex="8pt"/>
    </style:style>
    <style:style style:name="T3" style:family="text">
      <style:text-properties fo:color="#579d1c" fo:font-size="8pt" officeooo:rsid="00b1f755" style:font-size-asian="8pt" style:font-size-complex="8pt"/>
    </style:style>
    <style:style style:name="T4" style:family="text">
      <style:text-properties fo:color="#579d1c" fo:font-weight="bold" style:font-weight-asian="bold" style:font-weight-complex="bold"/>
    </style:style>
    <style:style style:name="T5" style:family="text">
      <style:text-properties fo:font-size="8pt" style:font-size-asian="8pt" style:font-size-complex="8pt"/>
    </style:style>
    <style:style style:name="T6" style:family="text">
      <style:text-properties officeooo:rsid="00bfc23a"/>
    </style:style>
    <style:style style:name="T7" style:family="text">
      <style:text-properties fo:font-style="normal" style:text-underline-style="none" style:font-style-asian="normal" style:font-style-complex="normal"/>
    </style:style>
    <style:style style:name="T8" style:family="text">
      <style:text-properties fo:font-style="normal" style:text-underline-style="none" officeooo:rsid="00115eee" style:font-style-asian="normal" style:font-style-complex="normal"/>
    </style:style>
    <style:style style:name="T9" style:family="text">
      <style:text-properties officeooo:rsid="00115eee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99ffb2" style:font-weight-asian="bold" style:font-weight-complex="bold"/>
    </style:style>
    <style:style style:name="T12" style:family="text">
      <style:text-properties style:font-name="Arial" fo:font-style="normal" style:text-underline-style="none" style:font-style-asian="normal" style:font-style-complex="normal"/>
    </style:style>
    <style:style style:name="T13" style:family="text">
      <style:text-properties officeooo:rsid="004bad15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officeooo:rsid="005bd359"/>
    </style:style>
    <style:style style:name="T16" style:family="text">
      <style:text-properties fo:color="#ff3333"/>
    </style:style>
    <style:style style:name="T17" style:family="text">
      <style:text-properties fo:color="#ff3333" fo:font-weight="bold" style:font-weight-asian="bold" style:font-weight-complex="bold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fo:color="#3333ff"/>
    </style:style>
    <style:style style:name="T20" style:family="text">
      <style:text-properties fo:color="#3333ff" fo:font-weight="bold" officeooo:rsid="0092ddf7" style:font-weight-asian="bold" style:font-weight-complex="bold"/>
    </style:style>
    <style:style style:name="T21" style:family="text">
      <style:text-properties fo:color="#663300"/>
    </style:style>
    <style:style style:name="T22" style:family="text">
      <style:text-properties fo:color="#663300" fo:font-weight="bold" style:font-weight-asian="bold" style:font-weight-complex="bold"/>
    </style:style>
    <style:style style:name="T23" style:family="text">
      <style:text-properties fo:color="#808080"/>
    </style:style>
    <style:style style:name="T24" style:family="text">
      <style:text-properties fo:color="#ff6600"/>
    </style:style>
    <style:style style:name="T25" style:family="text">
      <style:text-properties fo:font-size="9pt" officeooo:rsid="005e4296" style:font-size-asian="9pt" style:font-size-complex="9pt"/>
    </style:style>
    <style:style style:name="T26" style:family="text">
      <style:text-properties fo:font-size="9pt" officeooo:rsid="00d1ad22" style:font-size-asian="9pt" style:font-size-complex="9pt"/>
    </style:style>
    <style:style style:name="T27" style:family="text">
      <style:text-properties officeooo:rsid="00d1ad2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><text:span text:style-name="T12"><text:placeholder text:placeholder-type="text">&lt;setLang('it_IT')&gt;</text:placeholder></text:span><text:span text:style-name="T7"><text:placeholder text:placeholder-type="text">&lt;for each="(min, max, error, components, extra1, extra2, index, total, product, parameter, total_text, pipe_total_weight) in get_objects(data)"&gt;</text:placeholder></text:span></text:p>
      <text:p text:style-name="P29"><text:placeholder text:placeholder-type="text">&lt;if test="parameter"&gt;</text:placeholder></text:p>
      <text:p text:style-name="P29"><text:placeholder text:placeholder-type="text">&lt;parameter&gt;</text:placeholder></text:p>
      <text:p text:style-name="P29"/>
      <text:p text:style-name="P29"><text:placeholder text:placeholder-type="text">&lt;/if&gt;</text:placeholder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column table:style-name="Tabella1.G"/>
        <table:table-column table:style-name="Tabella1.A"/>
        <table:table-column table:style-name="Tabella1.I"/>
        <table:table-column table:style-name="Tabella1.J"/>
        <table:table-header-rows>
          <table:table-row>
            <table:table-cell table:style-name="Tabella1.A1" table:number-columns-spanned="10" office:value-type="string">
              <text:p text:style-name="P28"><text:span text:style-name="T11">Distinta base</text:span><text:span text:style-name="T10">:</text:span> <text:span text:style-name="T9">[</text:span><text:span text:style-name="T7"><text:placeholder text:placeholder-type="text">&lt;product.default_code&gt;</text:placeholder></text:span><text:span text:style-name="T8">]</text:span><text:span text:style-name="T7"> </text:span><text:span text:style-name="T7"><text:placeholder text:placeholder-type="text">&lt;product.name&gt;</text:placeholder>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ella1.A2" table:number-columns-spanned="4" office:value-type="string">
            <text:p text:style-name="P26">Componente</text:p>
          </table:table-cell>
          <table:covered-table-cell/>
          <table:covered-table-cell/>
          <table:covered-table-cell/>
          <table:table-cell table:style-name="Tabella1.A2" table:number-columns-spanned="2" office:value-type="string">
            <text:p text:style-name="P26">Q.</text:p>
          </table:table-cell>
          <table:covered-table-cell/>
          <table:table-cell table:style-name="Tabella1.A2" office:value-type="string">
            <text:p text:style-name="P26">UM</text:p>
          </table:table-cell>
          <table:table-cell table:style-name="Tabella1.A2" table:number-columns-spanned="2" office:value-type="string">
            <text:p text:style-name="P26">Prezzo</text:p>
          </table:table-cell>
          <table:covered-table-cell/>
          <table:table-cell table:style-name="Tabella1.J2" office:value-type="string">
            <text:p text:style-name="P26">Totale</text:p>
          </table:table-cell>
        </table:table-row>
        <table:table-row>
          <table:table-cell table:style-name="Tabella1.A3" table:number-columns-spanned="10" office:value-type="string">
            <text:p text:style-name="P15"><text:text-input text:description="&lt;for each=&quot;name, q, um, price, total, list_detail, hw, element, red_price, fabric_text in components&quot;&gt;">start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4" table:number-columns-spanned="4" office:value-type="string">
            <text:p text:style-name="P14"><text:placeholder text:placeholder-type="text">&lt;if test="hw"&gt;</text:placeholder><text:span text:style-name="T19"><text:placeholder text:placeholder-type="text">&lt;name&gt;</text:placeholder></text:span><text:span text:style-name="T19"><text:placeholder text:placeholder-type="text">&lt;'' and list_ids&gt;</text:placeholder></text:span><text:span text:style-name="T19"> </text:span><text:span text:style-name="T20">[</text:span><text:span text:style-name="T20"><text:placeholder text:placeholder-type="text">&lt;hw.default_code&gt;</text:placeholder></text:span><text:span text:style-name="T20">]</text:span><text:placeholder text:placeholder-type="text">&lt;/if&gt;</text:placeholder><text:placeholder text:placeholder-type="text">&lt;if test="not hw"&gt;</text:placeholder><text:placeholder text:placeholder-type="text">&lt;name&gt;</text:placeholder><text:placeholder text:placeholder-type="text">&lt;/if&gt;</text:placeholder><text:span text:style-name="T22"><text:placeholder text:placeholder-type="text">&lt;'(Peso: %s Kg, Pr.U.: %s €)**' % (element.weight, element.pipe_material_id.last_price or '?') if element.is_pipe else '' &gt;</text:placeholder></text:span><text:span text:style-name="T4"><text:placeholder text:placeholder-type="text">&lt;'*' if element.bom_industrial_no_price  else '' &gt;</text:placeholder></text:span><text:span text:style-name="T24"><text:placeholder text:placeholder-type="text">&lt;'\n%s' %  fabric_text if fabric_text else ''&gt;</text:placeholder></text:span><text:span text:style-name="T21"><text:placeholder text:placeholder-type="text">&lt;'\n%s' %  list_detail if list_detail else ''&gt;</text:placeholder></text:span></text:p>
          </table:table-cell>
          <table:covered-table-cell/>
          <table:covered-table-cell/>
          <table:covered-table-cell/>
          <table:table-cell table:style-name="Tabella1.E4" table:number-columns-spanned="2" office:value-type="string">
            <text:p text:style-name="P11"><text:placeholder text:placeholder-type="text">&lt;q&gt;</text:placeholder></text:p>
          </table:table-cell>
          <table:covered-table-cell/>
          <table:table-cell table:style-name="Tabella1.G4" office:value-type="string">
            <text:p text:style-name="P13"><text:placeholder text:placeholder-type="text">&lt;um&gt;</text:placeholder></text:p>
          </table:table-cell>
          <table:table-cell table:style-name="Tabella1.H4" table:number-columns-spanned="2" office:value-type="string">
            <text:p text:style-name="P12"><text:placeholder text:placeholder-type="text">&lt;if test="red_price"&gt;</text:placeholder><text:span text:style-name="T17"><text:placeholder text:placeholder-type="text">&lt;('%10.5f' % price).strip()&gt;</text:placeholder></text:span><text:placeholder text:placeholder-type="text">&lt;/if&gt;</text:placeholder><text:placeholder text:placeholder-type="text">&lt;if test="not red_price"&gt;</text:placeholder><text:span text:style-name="T10"><text:placeholder text:placeholder-type="text">&lt;('%10.5f' % price).strip()&gt;</text:placeholder></text:span><text:placeholder text:placeholder-type="text">&lt;/if&gt;</text:placeholder></text:p>
          </table:table-cell>
          <table:covered-table-cell/>
          <table:table-cell table:style-name="Tabella1.J4" office:value-type="string">
            <text:p text:style-name="P10"><text:span text:style-name="T18"><text:placeholder text:placeholder-type="text">&lt;if test="red_price"&gt;</text:placeholder></text:span><text:span text:style-name="T16"><text:placeholder text:placeholder-type="text">&lt;('%10.5f' % total).strip()&gt;</text:placeholder></text:span><text:span text:style-name="T18"><text:placeholder text:placeholder-type="text">&lt;/if&gt;</text:placeholder></text:span><text:span text:style-name="T18"><text:placeholder text:placeholder-type="text">&lt;if test="not red_price"&gt;</text:placeholder></text:span><text:placeholder text:placeholder-type="text">&lt;('%10.5f' % total).strip()&gt;</text:placeholder><text:span text:style-name="T18"><text:placeholder text:placeholder-type="text">&lt;/if&gt;</text:placeholder></text:span><text:span text:style-name="T1"><text:placeholder text:placeholder-type="text">&lt;'*' if element.bom_industrial_no_price  else '' &gt;</text:placeholder></text:span></text:p>
          </table:table-cell>
        </table:table-row>
        <table:table-row>
          <table:table-cell table:style-name="Tabella1.A8" table:number-columns-spanned="10" office:value-type="string">
            <text:p text:style-name="P15"><text:text-input text:description="&lt;/for&gt;">end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8" table:number-columns-spanned="10" office:value-type="string">
            <text:p text:style-name="P8"><text:placeholder text:placeholder-type="text">&lt;if test="pipe_total_weight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8" table:number-columns-spanned="10" office:value-type="string">
            <text:p text:style-name="P19"><text:span text:style-name="T27">Riepilogo metallo</text:span>: <text:span text:style-name="T27">peso Kg.</text:span> <text:span text:style-name="T25"><text:placeholder text:placeholder-type="text">&lt;pipe_total_weight[0]&gt;</text:placeholder></text:span><text:span text:style-name="T25"> </text:span><text:span text:style-name="T26">Valore €: </text:span><text:span text:style-name="T25"><text:placeholder text:placeholder-type="text">&lt;pipe_total_weight[1]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8" table:number-columns-spanned="10" office:value-type="string">
            <text:p text:style-name="P8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9">
          <table:table-cell table:style-name="Tabella1.A9" table:number-columns-spanned="10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0" table:number-columns-spanned="10" office:value-type="string">
            <text:p text:style-name="P7"><text:placeholder text:placeholder-type="text">&lt;if test="extra1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1" table:number-columns-spanned="2" office:value-type="string">
            <text:p text:style-name="P25">Manodopera</text:p>
          </table:table-cell>
          <table:covered-table-cell/>
          <table:table-cell table:style-name="Tabella1.A11" table:number-columns-spanned="6" office:value-type="string">
            <text:p text:style-name="P23">Prodotto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la1.I11" table:number-columns-spanned="2" office:value-type="string">
            <text:p text:style-name="P24">Totale</text:p>
          </table:table-cell>
          <table:covered-table-cell/>
        </table:table-row>
        <table:table-row>
          <table:table-cell table:style-name="Tabella1.A12" table:number-columns-spanned="10" office:value-type="string">
            <text:p text:style-name="P15"><text:text-input text:description="&lt;for each=&quot;item, details, time_qty in extra1&quot;&gt;">start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3" table:number-columns-spanned="2" office:value-type="string">
            <text:p text:style-name="P6"><text:placeholder text:placeholder-type="text">&lt;item.cost_id.name&gt;</text:placeholder> <text:span text:style-name="T13">(unit.: </text:span><text:span text:style-name="T13"><text:placeholder text:placeholder-type="text">&lt;item.cost_id.unit_cost&gt;</text:placeholder></text:span><text:span text:style-name="T13">)</text:span></text:p>
          </table:table-cell>
          <table:covered-table-cell/>
          <table:table-cell table:style-name="Tabella1.C13" table:number-columns-spanned="6" office:value-type="string">
            <text:p text:style-name="P6"><text:placeholder text:placeholder-type="text">&lt;item.product_id.default_code or '/' &gt;</text:placeholder> <text:span text:style-name="T14"><text:placeholder text:placeholder-type="text">&lt;('Rif. %s (%s)' % (item.last_cost, item.last_date or '?')) if item.product_id else ''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la1.I13" table:number-columns-spanned="2" office:value-type="string">
            <text:p text:style-name="P9"><text:placeholder text:placeholder-type="text">&lt;('%10.5f' % details).strip()&gt;</text:placeholder></text:p>
          </table:table-cell>
          <table:covered-table-cell/>
        </table:table-row>
        <table:table-row>
          <table:table-cell table:style-name="Tabella1.A14" table:number-columns-spanned="10" office:value-type="string">
            <text:p text:style-name="P15"><text:text-input text:description="&lt;/for&gt;">end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9">
          <table:table-cell table:style-name="Tabella1.A15" table:number-columns-spanned="10" office:value-type="string">
            <text:p text:style-name="P2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9" table:number-columns-spanned="10" office:value-type="string">
            <text:p text:style-name="P7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0" table:number-columns-spanned="10" office:value-type="string">
            <text:p text:style-name="P7"><text:placeholder text:placeholder-type="text">&lt;if test="extra2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1" table:number-columns-spanned="2" office:value-type="string">
            <text:p text:style-name="P25">Costi industriali</text:p>
          </table:table-cell>
          <table:covered-table-cell/>
          <table:table-cell table:style-name="Tabella1.A11" table:number-columns-spanned="6" office:value-type="string">
            <text:p text:style-name="P23">Prodotto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la1.I11" table:number-columns-spanned="2" office:value-type="string">
            <text:p text:style-name="P24">Totale</text:p>
          </table:table-cell>
          <table:covered-table-cell/>
        </table:table-row>
        <table:table-row>
          <table:table-cell table:style-name="Tabella1.A19" table:number-columns-spanned="10" office:value-type="string">
            <text:p text:style-name="P15"><text:text-input text:description="&lt;for each=&quot;item, details, time_qty in extra2&quot;&gt;">start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20" table:number-columns-spanned="2" office:value-type="string">
            <text:p text:style-name="P6"><text:placeholder text:placeholder-type="text">&lt;item.cost_id.name&gt;</text:placeholder> <text:span text:style-name="T13">(unit.: </text:span><text:span text:style-name="T13"><text:placeholder text:placeholder-type="text">&lt;item.cost_id.unit_cost&gt;</text:placeholder></text:span><text:span text:style-name="T13">)</text:span></text:p>
          </table:table-cell>
          <table:covered-table-cell/>
          <table:table-cell table:style-name="Tabella1.C20" table:number-columns-spanned="6" office:value-type="string">
            <text:p text:style-name="P6"><text:placeholder text:placeholder-type="text">&lt;item.product_id.default_code or '/' &gt;</text:placeholder> <text:span text:style-name="T14"><text:placeholder text:placeholder-type="text">&lt;('Rif. %s (%s)' % (item.last_cost, item.last_date or '?')) if item.product_id else ''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la1.I20" table:number-columns-spanned="2" office:value-type="string">
            <text:p text:style-name="P9"><text:placeholder text:placeholder-type="text">&lt;('%10.5f' % details).strip()&gt;</text:placeholder></text:p>
          </table:table-cell>
          <table:covered-table-cell/>
        </table:table-row>
        <table:table-row>
          <table:table-cell table:style-name="Tabella1.A21" table:number-columns-spanned="10" office:value-type="string">
            <text:p text:style-name="P15"><text:text-input text:description="&lt;/for&gt;">end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9">
          <table:table-cell table:style-name="Tabella1.A22" table:number-columns-spanned="10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3">
          <table:table-cell table:style-name="Tabella1.A23" table:number-columns-spanned="10" office:value-type="string">
            <text:p text:style-name="P7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24" office:value-type="string">
            <text:p text:style-name="P4">Subotali</text:p>
          </table:table-cell>
          <table:table-cell table:style-name="Tabella1.B24" table:number-columns-spanned="2" office:value-type="string">
            <text:p text:style-name="P17"><text:placeholder text:placeholder-type="text">&lt;total_text&gt;</text:placeholder></text:p>
          </table:table-cell>
          <table:covered-table-cell/>
          <table:table-cell table:style-name="Tabella1.A24" table:number-columns-spanned="2" office:value-type="string">
            <text:p text:style-name="P3">Costo</text:p>
          </table:table-cell>
          <table:covered-table-cell/>
          <table:table-cell table:style-name="Tabella1.F24" table:number-columns-spanned="5" office:value-type="string">
            <text:p text:style-name="P16"><text:span text:style-name="T23"><text:placeholder text:placeholder-type="text">&lt;('%10.5f' % min).strip()&gt;</text:placeholder></text:span><text:span text:style-name="T23"> </text:span>- <text:placeholder text:placeholder-type="text">&lt;('%10.5f' % max).strip()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1.A25" office:value-type="string">
            <text:p text:style-name="P4">Indici</text:p>
          </table:table-cell>
          <table:table-cell table:style-name="Tabella1.B25" table:number-columns-spanned="2" office:value-type="string">
            <text:p text:style-name="P18"><text:placeholder text:placeholder-type="text">&lt;(total['index']).strip()&gt;</text:placeholder></text:p>
          </table:table-cell>
          <table:covered-table-cell/>
          <table:table-cell table:style-name="Tabella1.A25" table:number-columns-spanned="2" office:value-type="string">
            <text:p text:style-name="P3">Vendita</text:p>
          </table:table-cell>
          <table:covered-table-cell/>
          <table:table-cell table:style-name="Tabella1.F25" table:number-columns-spanned="5" office:value-type="string">
            <text:p text:style-name="P16"><text:span text:style-name="T15">(A) </text:span><text:placeholder text:placeholder-type="text">&lt;('%10.5f' % total['margin_a']).strip()&gt;</text:placeholder> - <text:span text:style-name="T15">(B) </text:span><text:placeholder text:placeholder-type="text">&lt;('%10.5f' % total['margin_b']).strip()&gt;</text:placeholder></text:p>
          </table:table-cell>
          <table:covered-table-cell/>
          <table:covered-table-cell/>
          <table:covered-table-cell/>
          <table:covered-table-cell/>
        </table:table-row>
      </table:table>
      <text:p text:style-name="P27"/>
      <text:p text:style-name="P21"><text:s/><text:placeholder text:placeholder-type="text">&lt;/for&gt;</text:placeholder></text:p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Courier 10 Pitch" svg:font-family="'Courier 10 Pitch'" style:font-pitch="fixed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019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keep-together="always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" style:font-family-asian="'DejaVu Sans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1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>
        <style:tab-stops>
          <style:tab-stop style:position="14.406cm" style:type="center"/>
          <style:tab-stop style:position="24.209cm"/>
        </style:tab-stops>
      </style:paragraph-properties>
    </style:style>
    <style:style style:name="MP2" style:family="paragraph" style:parent-style-name="Header">
      <style:paragraph-properties fo:text-align="start" style:justify-single-word="false">
        <style:tab-stops>
          <style:tab-stop style:position="14.406cm" style:type="center"/>
          <style:tab-stop style:position="24.209cm"/>
        </style:tab-stops>
      </style:paragraph-properties>
      <style:text-properties fo:color="#663300" fo:font-size="8pt" style:font-size-asian="8pt" style:font-size-complex="8pt"/>
    </style:style>
    <style:style style:name="MT1" style:family="text">
      <style:text-properties fo:color="#579d1c" fo:font-size="8pt" style:font-size-asian="8pt" style:font-size-complex="8pt"/>
    </style:style>
    <style:style style:name="MT2" style:family="text">
      <style:text-properties fo:color="#579d1c" fo:font-size="8pt" officeooo:rsid="00b1f755" style:font-size-asian="8pt" style:font-size-complex="8pt"/>
    </style:style>
    <style:style style:name="MT3" style:family="text">
      <style:text-properties fo:font-size="8pt" style:font-size-asian="8pt" style:font-size-complex="8pt"/>
    </style:style>
    <style:style style:name="MT4" style:family="text">
      <style:text-properties officeooo:rsid="00bfc23a"/>
    </style:style>
    <style:page-layout style:name="Mpm1">
      <style:page-layout-properties fo:page-width="21.001cm" fo:page-height="29.7cm" style:num-format="1" style:print-orientation="portrait" fo:margin-top="0.499cm" fo:margin-bottom="0.496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1.199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span text:style-name="MT1">* </text:span><text:span text:style-name="MT2">prodotti con il prezzo incluso in altri semilavorati (prezzo a zero non segnalato in rosso)</text:span><text:span text:style-name="MT3"><text:tab/>Page </text:span><text:page-number text:select-page="current">2</text:page-number> of <text:page-count>2</text:page-count></text:p>
        <text:p text:style-name="MP2">** <text:span text:style-name="MT4">tubi, il prezzo è calcolato con peso tubo x costo impostat per il materiale non da controllo costi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8-01-24T10:36:20.268372085</dc:date>
    <meta:editing-duration>P7DT15H14M28S</meta:editing-duration>
    <meta:editing-cycles>810</meta:editing-cycles>
    <meta:generator>LibreOffice/4.3.3.2$Linux_X86_64 LibreOffice_project/430m0$Build-2</meta:generator>
    <dc:creator>thebrush </dc:creator>
    <meta:document-statistic meta:table-count="1" meta:image-count="0" meta:object-count="0" meta:page-count="2" meta:paragraph-count="51" meta:word-count="247" meta:character-count="2061" meta:non-whitespace-character-count="1872"/>
    <meta:user-defined meta:name="Info 1"/>
    <meta:user-defined meta:name="Info 2"/>
    <meta:user-defined meta:name="Info 3"/>
    <meta:user-defined meta:name="Info 4"/>
  </office:meta>
</office:document-meta>
</file>